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8000000CBB6B38D97.png"/>
  <manifest:file-entry manifest:media-type="image/png" manifest:full-path="Pictures/100000000000019E00000128714D446C.png"/>
  <manifest:file-entry manifest:media-type="image/png" manifest:full-path="Pictures/10000000000000B6000000769C0EBF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4cm" draw:marker-start-width="0.26cm" draw:marker-end="Arrow" draw:marker-end-width="0.36cm" draw:textarea-horizontal-align="center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="Arrow" draw:marker-start-width="0.36cm" draw:marker-end="" draw:marker-end-width="0.36cm" draw:textarea-horizontal-align="center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.111cm" svg:height="1.213cm" svg:x="12.713cm" svg:y="11.024cm">
          <draw:image xlink:href="Pictures/10000000000000B6000000769C0EBF05.png" xlink:type="simple" xlink:show="embed" xlink:actuate="onLoad">
            <text:p/>
          </draw:image>
        </draw:frame>
        <draw:frame draw:style-name="gr1" draw:text-style-name="P1" draw:layer="layout" svg:width="1.103cm" svg:height="1.092cm" svg:x="10.791cm" svg:y="4.132cm">
          <draw:image xlink:href="Pictures/100000000000019E00000128714D446C.png" xlink:type="simple" xlink:show="embed" xlink:actuate="onLoad">
            <text:p/>
          </draw:image>
        </draw:frame>
        <draw:frame draw:style-name="gr1" draw:text-style-name="P1" draw:layer="layout" svg:width="18.837cm" svg:height="5.37cm" svg:x="3.5cm" svg:y="5.5cm">
          <draw:image xlink:href="Pictures/10000000000002C8000000CBB6B38D97.png" xlink:type="simple" xlink:show="embed" xlink:actuate="onLoad">
            <text:p/>
          </draw:image>
        </draw:frame>
        <draw:line draw:style-name="gr2" draw:text-style-name="P1" draw:layer="layout" svg:x1="11.3cm" svg:y1="5.043cm" svg:x2="11.3cm" svg:y2="6.113cm">
          <text:p/>
        </draw:line>
        <draw:line draw:style-name="gr3" draw:text-style-name="P1" draw:layer="layout" svg:x1="13.3cm" svg:y1="10.043cm" svg:x2="13.3cm" svg:y2="11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Baumann</meta:initial-creator>
    <meta:creation-date>2013-07-03T15:07:57.74</meta:creation-date>
    <dc:date>2013-07-03T15:16:58.63</dc:date>
    <dc:creator>Manuel Baumann</dc:creator>
    <meta:editing-duration>PT9M5S</meta:editing-duration>
    <meta:editing-cycles>1</meta:editing-cycles>
    <meta:document-statistic meta:object-count="5"/>
    <meta:generator>OpenOffice.org/3.3$Win32 OpenOffice.org_project/330m20$Build-9567</meta:generator>
  </office:meta>
</office:document-meta>
</file>